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52ff" officeooo:paragraph-rsid="001052ff"/>
    </style:style>
    <style:style style:name="P2" style:family="paragraph" style:parent-style-name="Standard">
      <style:text-properties officeooo:rsid="001052ff" officeooo:paragraph-rsid="0013f20c"/>
    </style:style>
    <style:style style:name="P3" style:family="paragraph" style:parent-style-name="Standard">
      <style:text-properties officeooo:rsid="0011d094" officeooo:paragraph-rsid="0011d094"/>
    </style:style>
    <style:style style:name="P4" style:family="paragraph" style:parent-style-name="Standard">
      <style:text-properties officeooo:rsid="001497e4" officeooo:paragraph-rsid="0011d094"/>
    </style:style>
    <style:style style:name="P5" style:family="paragraph" style:parent-style-name="Standard">
      <style:text-properties officeooo:rsid="001497e4" officeooo:paragraph-rsid="001497e4"/>
    </style:style>
    <style:style style:name="P6" style:family="paragraph" style:parent-style-name="Standard">
      <style:text-properties officeooo:rsid="0016980e" officeooo:paragraph-rsid="0016980e"/>
    </style:style>
    <style:style style:name="P7" style:family="paragraph" style:parent-style-name="Standard">
      <style:text-properties officeooo:rsid="00192022" officeooo:paragraph-rsid="00192022"/>
    </style:style>
    <style:style style:name="P8" style:family="paragraph" style:parent-style-name="Standard">
      <style:text-properties officeooo:rsid="001a8164" officeooo:paragraph-rsid="001a8164"/>
    </style:style>
    <style:style style:name="P9" style:family="paragraph" style:parent-style-name="Standard">
      <style:text-properties officeooo:rsid="001db1f0" officeooo:paragraph-rsid="001db1f0"/>
    </style:style>
    <style:style style:name="P10" style:family="paragraph" style:parent-style-name="Standard">
      <style:text-properties officeooo:rsid="001db1f0" officeooo:paragraph-rsid="001f41c4"/>
    </style:style>
    <style:style style:name="P11" style:family="paragraph" style:parent-style-name="Standard">
      <style:text-properties officeooo:rsid="0017da61" officeooo:paragraph-rsid="0017da61"/>
    </style:style>
    <style:style style:name="P12" style:family="paragraph" style:parent-style-name="Standard">
      <style:text-properties officeooo:rsid="001f41c4" officeooo:paragraph-rsid="001f41c4"/>
    </style:style>
    <style:style style:name="T1" style:family="text">
      <style:text-properties officeooo:rsid="0013641c"/>
    </style:style>
    <style:style style:name="T2" style:family="text">
      <style:text-properties officeooo:rsid="0013f20c"/>
    </style:style>
    <style:style style:name="T3" style:family="text">
      <style:text-properties officeooo:rsid="0015a123"/>
    </style:style>
    <style:style style:name="T4" style:family="text">
      <style:text-properties officeooo:rsid="001a8164"/>
    </style:style>
    <style:style style:name="T5" style:family="text">
      <style:text-properties officeooo:rsid="001f41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status – o estado do repositório git </text:p>
      <text:p text:style-name="P1">git log – ultimos commites feitos <text:span text:style-name="T3">(para sair apertar a tecla “q”)</text:span></text:p>
      <text:p text:style-name="P1">git add or git add . - adicionar arquivos ao commite (add . Adiciona tudo)</text:p>
      <text:p text:style-name="P1">git commit – faz o commit</text:p>
      <text:p text:style-name="P1">git push – manda todos commits para o repositório de origem (github) – <text:span text:style-name="T1">sincroniza com o github</text:span></text:p>
      <text:p text:style-name="P2">git fetch – baixa os arquivos para sua máquina</text:p>
      <text:p text:style-name="P2"><text:span text:style-name="T2">ls – mostra os arquivos no repositório</text:span><text:tab/></text:p>
      <text:p text:style-name="P11">git diff mostra o que foi alterado no último arquivo</text:p>
      <text:p text:style-name="P12">git </text:p>
      <text:p text:style-name="P7"/>
      <text:p text:style-name="P3">Estados dos arquivos</text:p>
      <text:p text:style-name="P3">- quando criamos os arquivos eles são “não monitorados (untracked)</text:p>
      <text:p text:style-name="P3">- quando adicionamos ele (fazemos o comite) é um arquivo modificado</text:p>
      <text:p text:style-name="P3">- quando dá o git add, vira um arquivo preparado (staged)</text:p>
      <text:p text:style-name="P3">- arquivo consolidado (commited), arquivo adicionado no repositório.</text:p>
      <text:p text:style-name="P4"/>
      <text:p text:style-name="P5">Procedimento</text:p>
      <text:p text:style-name="P5">criar repositório no git hub e uma pasta com mesmo nome no computador.</text:p>
      <text:p text:style-name="P5">Usar git init e copiar o link do repositório no cmd.</text:p>
      <text:p text:style-name="P5">Para enviar os documentos é fazer git add+ nome do documento ou git add . (adiciona todos os documentos)</text:p>
      <text:p text:style-name="P5">depois git commit -m (para adicionar)</text:p>
      <text:p text:style-name="P5">git push (para enviar)</text:p>
      <text:p text:style-name="P5"/>
      <text:p text:style-name="P6">Usar git checkout &lt;número do commit&gt; (usar git log para pegar o número do commit desejado)</text:p>
      <text:p text:style-name="P6">Este comando mostra (resgata) um arquivo como ele era antes do commit. IMPORTANTE – usar “git checkout master” para voltar a branch master (acho que é a última versão)</text:p>
      <text:p text:style-name="P6"/>
      <text:p text:style-name="P7">git checkout -- nome do arquivo (<text:span text:style-name="T4">desfaz a última alteração realizada em um arquivo antes do commit)</text:span></text:p>
      <text:p text:style-name="P8">No caso de já ter feito o commit tem que usar o “git checkout HEAD -- nome do arquivo”</text:p>
      <text:p text:style-name="P8"/>
      <text:p text:style-name="P9">git revert -- &lt;número do commit&gt;(cria um commit exatamente como era antes – se adicionou uma linha, retira a linha) é como o git ckeckou -- nome do arquivo</text:p>
      <text:p text:style-name="P9"/>
      <text:p text:style-name="P9">git resert <text:span text:style-name="T5">HEAD</text:span> &lt;commit&gt; <text:span text:style-name="T5">não usar esse comando se já tiver enviado o commit para o github. Apaga tudo que foi feito</text:span></text:p>
      <text:p text:style-name="P9"/>
      <text:p text:style-name="P10">git resert <text:span text:style-name="T5">HEAD</text:span> &lt;commit&gt; -- <text:span text:style-name="T5">soft ou hard (pega as alterações do repositório e deixa como está ou apaga o commit e volta para o commit anterior). Quando usa o “</text:span>git resert <text:span text:style-name="T5">HEAD</text:span> &lt;commit&gt;” <text:span text:style-name="T5">já está o soft implícito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00:24:25.415539442</meta:creation-date>
    <dc:date>2020-04-07T01:15:04.847418964</dc:date>
    <meta:editing-duration>PT32M53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" meta:paragraph-count="27" meta:word-count="344" meta:character-count="1938" meta:non-whitespace-character-count="1608"/>
  </office:meta>
</office:document-meta>
</file>